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3" office:value-type="string" calcext:value-type="string">
            <text:p>'x',</text:p>
          </table:table-cell>
          <table:table-cell table:number-columns-repeated="7" office:value-type="string" calcext:value-type="string">
            <text:p>'&gt;',</text:p>
          </table:table-cell>
          <table:table-cell table:number-columns-repeated="1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46:57.8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11:52.538000000</meta:creation-date>
    <dc:date>2016-07-20T21:52:43.190000000</dc:date>
    <meta:editing-duration>PT31M39S</meta:editing-duration>
    <meta:editing-cycles>5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